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0a02" officeooo:paragraph-rsid="00000a02"/>
    </style:style>
    <style:style style:name="P2" style:family="paragraph" style:parent-style-name="Standard">
      <style:text-properties officeooo:rsid="00033c37" officeooo:paragraph-rsid="000dcc40"/>
    </style:style>
    <style:style style:name="P3" style:family="paragraph" style:parent-style-name="Standard">
      <style:text-properties officeooo:rsid="00033c37" officeooo:paragraph-rsid="000e4193"/>
    </style:style>
    <style:style style:name="P4" style:family="paragraph" style:parent-style-name="Standard">
      <style:text-properties officeooo:rsid="00033c37" officeooo:paragraph-rsid="000f7f9e"/>
    </style:style>
    <style:style style:name="P5" style:family="paragraph" style:parent-style-name="Standard">
      <style:text-properties officeooo:rsid="00033c37" officeooo:paragraph-rsid="0010311c"/>
    </style:style>
    <style:style style:name="P6" style:family="paragraph" style:parent-style-name="Standard">
      <style:text-properties officeooo:rsid="00033c37" officeooo:paragraph-rsid="001493e8"/>
    </style:style>
    <style:style style:name="P7" style:family="paragraph" style:parent-style-name="Standard">
      <style:text-properties officeooo:rsid="00033c37" officeooo:paragraph-rsid="001b8996"/>
    </style:style>
    <style:style style:name="P8" style:family="paragraph" style:parent-style-name="Standard">
      <style:text-properties officeooo:rsid="00033c37" officeooo:paragraph-rsid="001bc322"/>
    </style:style>
    <style:style style:name="P9" style:family="paragraph" style:parent-style-name="Standard">
      <style:text-properties officeooo:rsid="00033c37" officeooo:paragraph-rsid="001d349c"/>
    </style:style>
    <style:style style:name="P10" style:family="paragraph" style:parent-style-name="Standard">
      <style:text-properties officeooo:rsid="00033c37" officeooo:paragraph-rsid="001dc420"/>
    </style:style>
    <style:style style:name="P11" style:family="paragraph" style:parent-style-name="Standard">
      <style:text-properties officeooo:rsid="00033c37" officeooo:paragraph-rsid="001eb005"/>
    </style:style>
    <style:style style:name="P12" style:family="paragraph" style:parent-style-name="Standard">
      <style:text-properties officeooo:rsid="00033c37" officeooo:paragraph-rsid="001f2fae"/>
    </style:style>
    <style:style style:name="P13" style:family="paragraph" style:parent-style-name="Standard">
      <style:text-properties officeooo:rsid="00033c37" officeooo:paragraph-rsid="001fd990"/>
    </style:style>
    <style:style style:name="P14" style:family="paragraph" style:parent-style-name="Standard">
      <style:text-properties officeooo:rsid="00033c37" officeooo:paragraph-rsid="00242eec"/>
    </style:style>
    <style:style style:name="P15" style:family="paragraph" style:parent-style-name="Standard">
      <style:text-properties officeooo:rsid="00033c37" officeooo:paragraph-rsid="0025eaad"/>
    </style:style>
    <style:style style:name="P16" style:family="paragraph" style:parent-style-name="Standard">
      <style:text-properties officeooo:rsid="00033c37" officeooo:paragraph-rsid="0027d027"/>
    </style:style>
    <style:style style:name="P17" style:family="paragraph" style:parent-style-name="Standard">
      <style:text-properties officeooo:rsid="00033c37" officeooo:paragraph-rsid="0029fca7"/>
    </style:style>
    <style:style style:name="P18" style:family="paragraph" style:parent-style-name="Standard">
      <style:text-properties officeooo:rsid="00033c37" officeooo:paragraph-rsid="002cb8f3"/>
    </style:style>
    <style:style style:name="P19" style:family="paragraph" style:parent-style-name="Standard">
      <style:text-properties officeooo:rsid="00033c37" officeooo:paragraph-rsid="002fc0c0"/>
    </style:style>
    <style:style style:name="P20" style:family="paragraph" style:parent-style-name="Standard">
      <style:text-properties officeooo:rsid="00033c37" officeooo:paragraph-rsid="00314183"/>
    </style:style>
    <style:style style:name="P21" style:family="paragraph" style:parent-style-name="Standard">
      <style:text-properties officeooo:rsid="00033c37" officeooo:paragraph-rsid="00329cd4"/>
    </style:style>
    <style:style style:name="P22" style:family="paragraph" style:parent-style-name="Standard">
      <style:text-properties officeooo:rsid="00033c37" officeooo:paragraph-rsid="003342e5"/>
    </style:style>
    <style:style style:name="P23" style:family="paragraph" style:parent-style-name="Standard">
      <style:text-properties officeooo:rsid="00033c37" officeooo:paragraph-rsid="00466269"/>
    </style:style>
    <style:style style:name="P24" style:family="paragraph" style:parent-style-name="Standard">
      <style:text-properties officeooo:rsid="0004bab7" officeooo:paragraph-rsid="000dcc40"/>
    </style:style>
    <style:style style:name="P25" style:family="paragraph" style:parent-style-name="Standard">
      <style:text-properties officeooo:rsid="0004bab7" officeooo:paragraph-rsid="000e4193"/>
    </style:style>
    <style:style style:name="P26" style:family="paragraph" style:parent-style-name="Standard">
      <style:text-properties officeooo:rsid="0004bab7" officeooo:paragraph-rsid="000f7f9e"/>
    </style:style>
    <style:style style:name="P27" style:family="paragraph" style:parent-style-name="Standard">
      <style:text-properties officeooo:rsid="0004bab7" officeooo:paragraph-rsid="0010311c"/>
    </style:style>
    <style:style style:name="P28" style:family="paragraph" style:parent-style-name="Standard">
      <style:text-properties officeooo:rsid="0004bab7" officeooo:paragraph-rsid="001493e8"/>
    </style:style>
    <style:style style:name="P29" style:family="paragraph" style:parent-style-name="Standard">
      <style:text-properties officeooo:rsid="0004bab7" officeooo:paragraph-rsid="001b8996"/>
    </style:style>
    <style:style style:name="P30" style:family="paragraph" style:parent-style-name="Standard">
      <style:text-properties officeooo:rsid="0004bab7" officeooo:paragraph-rsid="001bc322"/>
    </style:style>
    <style:style style:name="P31" style:family="paragraph" style:parent-style-name="Standard">
      <style:text-properties officeooo:rsid="0004bab7" officeooo:paragraph-rsid="001d349c"/>
    </style:style>
    <style:style style:name="P32" style:family="paragraph" style:parent-style-name="Standard">
      <style:text-properties officeooo:rsid="0004bab7" officeooo:paragraph-rsid="001dc420"/>
    </style:style>
    <style:style style:name="P33" style:family="paragraph" style:parent-style-name="Standard">
      <style:text-properties officeooo:rsid="0004bab7" officeooo:paragraph-rsid="001eb005"/>
    </style:style>
    <style:style style:name="P34" style:family="paragraph" style:parent-style-name="Standard">
      <style:text-properties officeooo:rsid="0004bab7" officeooo:paragraph-rsid="001f2fae"/>
    </style:style>
    <style:style style:name="P35" style:family="paragraph" style:parent-style-name="Standard">
      <style:text-properties officeooo:rsid="0004bab7" officeooo:paragraph-rsid="001fd990"/>
    </style:style>
    <style:style style:name="P36" style:family="paragraph" style:parent-style-name="Standard">
      <style:text-properties officeooo:rsid="0004bab7" officeooo:paragraph-rsid="00242eec"/>
    </style:style>
    <style:style style:name="P37" style:family="paragraph" style:parent-style-name="Standard">
      <style:text-properties officeooo:rsid="0004bab7" officeooo:paragraph-rsid="0025eaad"/>
    </style:style>
    <style:style style:name="P38" style:family="paragraph" style:parent-style-name="Standard">
      <style:text-properties officeooo:rsid="0004bab7" officeooo:paragraph-rsid="0027d027"/>
    </style:style>
    <style:style style:name="P39" style:family="paragraph" style:parent-style-name="Standard">
      <style:text-properties officeooo:rsid="0004bab7" officeooo:paragraph-rsid="0029fca7"/>
    </style:style>
    <style:style style:name="P40" style:family="paragraph" style:parent-style-name="Standard">
      <style:text-properties officeooo:rsid="0004bab7" officeooo:paragraph-rsid="002cb8f3"/>
    </style:style>
    <style:style style:name="P41" style:family="paragraph" style:parent-style-name="Standard">
      <style:text-properties officeooo:rsid="0004bab7" officeooo:paragraph-rsid="002fc0c0"/>
    </style:style>
    <style:style style:name="P42" style:family="paragraph" style:parent-style-name="Standard">
      <style:text-properties officeooo:rsid="0004bab7" officeooo:paragraph-rsid="00314183"/>
    </style:style>
    <style:style style:name="P43" style:family="paragraph" style:parent-style-name="Standard">
      <style:text-properties officeooo:rsid="0004bab7" officeooo:paragraph-rsid="00329cd4"/>
    </style:style>
    <style:style style:name="P44" style:family="paragraph" style:parent-style-name="Standard">
      <style:text-properties officeooo:rsid="0004bab7" officeooo:paragraph-rsid="003342e5"/>
    </style:style>
    <style:style style:name="P45" style:family="paragraph" style:parent-style-name="Standard">
      <style:text-properties officeooo:paragraph-rsid="0004bab7"/>
    </style:style>
    <style:style style:name="P46" style:family="paragraph" style:parent-style-name="Standard">
      <style:text-properties officeooo:paragraph-rsid="001493e8"/>
    </style:style>
    <style:style style:name="P47" style:family="paragraph" style:parent-style-name="Standard">
      <style:text-properties officeooo:rsid="0035f29c" officeooo:paragraph-rsid="0035f29c"/>
    </style:style>
    <style:style style:name="P48" style:family="paragraph" style:parent-style-name="Standard">
      <style:text-properties officeooo:rsid="0035f29c" officeooo:paragraph-rsid="00369a3c"/>
    </style:style>
    <style:style style:name="P49" style:family="paragraph" style:parent-style-name="Standard">
      <style:text-properties officeooo:rsid="002fc0c0" officeooo:paragraph-rsid="00314183"/>
    </style:style>
    <style:style style:name="P50" style:family="paragraph" style:parent-style-name="Standard">
      <style:text-properties officeooo:rsid="002fc0c0" officeooo:paragraph-rsid="00329cd4"/>
    </style:style>
    <style:style style:name="P51" style:family="paragraph" style:parent-style-name="Standard">
      <style:text-properties officeooo:rsid="0004bab7" officeooo:paragraph-rsid="003342e5" fo:background-color="transparent"/>
    </style:style>
    <style:style style:name="P52" style:family="paragraph" style:parent-style-name="Standard">
      <style:text-properties officeooo:rsid="0004bab7" officeooo:paragraph-rsid="0044ece0" fo:background-color="transparent"/>
    </style:style>
    <style:style style:name="P53" style:family="paragraph" style:parent-style-name="Standard">
      <style:text-properties officeooo:rsid="0004bab7" officeooo:paragraph-rsid="00466269" fo:background-color="transparent"/>
    </style:style>
    <style:style style:name="P54" style:family="paragraph" style:parent-style-name="Standard">
      <style:text-properties officeooo:rsid="0004bab7" officeooo:paragraph-rsid="00510aa9" fo:background-color="transparent"/>
    </style:style>
    <style:style style:name="P55" style:family="paragraph" style:parent-style-name="Standard">
      <style:text-properties officeooo:rsid="004b024d" officeooo:paragraph-rsid="004b024d" fo:background-color="transparent"/>
    </style:style>
    <style:style style:name="P56" style:family="paragraph" style:parent-style-name="Standard">
      <style:text-properties officeooo:rsid="0035f29c" officeooo:paragraph-rsid="00000a02"/>
    </style:style>
    <style:style style:name="T1" style:family="text">
      <style:text-properties officeooo:rsid="00000a02"/>
    </style:style>
    <style:style style:name="T2" style:family="text">
      <style:text-properties officeooo:rsid="00008278"/>
    </style:style>
    <style:style style:name="T3" style:family="text">
      <style:text-properties officeooo:rsid="000185e3"/>
    </style:style>
    <style:style style:name="T4" style:family="text">
      <style:text-properties officeooo:rsid="00033c37"/>
    </style:style>
    <style:style style:name="T5" style:family="text">
      <style:text-properties officeooo:rsid="0004bab7"/>
    </style:style>
    <style:style style:name="T6" style:family="text">
      <style:text-properties officeooo:rsid="000f7f9e"/>
    </style:style>
    <style:style style:name="T7" style:family="text">
      <style:text-properties officeooo:rsid="0010311c"/>
    </style:style>
    <style:style style:name="T8" style:family="text">
      <style:text-properties officeooo:rsid="0015c875"/>
    </style:style>
    <style:style style:name="T9" style:family="text">
      <style:text-properties officeooo:rsid="001b8996"/>
    </style:style>
    <style:style style:name="T10" style:family="text">
      <style:text-properties officeooo:rsid="001bc322"/>
    </style:style>
    <style:style style:name="T11" style:family="text">
      <style:text-properties officeooo:rsid="00242eec"/>
    </style:style>
    <style:style style:name="T12" style:family="text">
      <style:text-properties officeooo:rsid="0025eaad"/>
    </style:style>
    <style:style style:name="T13" style:family="text">
      <style:text-properties officeooo:rsid="0027d027"/>
    </style:style>
    <style:style style:name="T14" style:family="text">
      <style:text-properties officeooo:rsid="002965e6"/>
    </style:style>
    <style:style style:name="T15" style:family="text">
      <style:text-properties officeooo:rsid="0029c8d6"/>
    </style:style>
    <style:style style:name="T16" style:family="text">
      <style:text-properties officeooo:rsid="002cb8f3"/>
    </style:style>
    <style:style style:name="T17" style:family="text">
      <style:text-properties officeooo:rsid="002fc0c0"/>
    </style:style>
    <style:style style:name="T18" style:family="text">
      <style:text-properties officeooo:rsid="003342e5"/>
    </style:style>
    <style:style style:name="T19" style:family="text">
      <style:text-properties officeooo:rsid="00369a3c"/>
    </style:style>
    <style:style style:name="T20" style:family="text">
      <style:text-properties officeooo:rsid="0038004f"/>
    </style:style>
    <style:style style:name="T21" style:family="text">
      <style:text-properties officeooo:rsid="003d09fe"/>
    </style:style>
    <style:style style:name="T22" style:family="text">
      <style:text-properties officeooo:rsid="0044ece0"/>
    </style:style>
    <style:style style:name="T23" style:family="text">
      <style:text-properties officeooo:rsid="004b024d"/>
    </style:style>
    <style:style style:name="T24" style:family="text">
      <style:text-properties officeooo:rsid="004d414a"/>
    </style:style>
    <style:style style:name="T25" style:family="text">
      <style:text-properties officeooo:rsid="00510a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Bit :2, time Decrypted :0.033067941665649414, time Encrypted :0.006170749664306641, N = 251 , p = 3 , q = 2048</text:p>
      <text:p text:style-name="P56">Bit :4, time Decrypted :0.03745579719543457, time Encrypted :0.010803937911987305, N = 251 , p = 3 , q = 2048</text:p>
      <text:p text:style-name="P56">Bit :8, time Decrypted :0.03754091262817383, time Encrypted :0.006321907043457031, N = 251 , p = 3 , q = 2048</text:p>
      <text:p text:style-name="P56">Bit :16, time Decrypted :0.05423235893249512, time Encrypted :0.0064013004302978516, N = 251 , p = 3 , q = 2048</text:p>
      <text:p text:style-name="P56">Bit :32, time Decrypted :0.08549022674560547, time Encrypted :0.006155729293823242, N = 251 , p = 3 , q = 2048</text:p>
      <text:p text:style-name="P56">Bit :64, time Decrypted :0.15640473365783691, time Encrypted :0.006150960922241211, N = 251 , p = 3 , q = 2048</text:p>
      <text:p text:style-name="P56">Bit :128, time Decrypted :0.3186326026916504, time Encrypted :0.006201505661010742, N = 251 , p = 3 , q = 2048</text:p>
      <text:p text:style-name="P56">Bit :2, time Decrypted :0.06633996963500977, time Encrypted :0.009819984436035156, N = 401 , p = 3 , q = 2048</text:p>
      <text:p text:style-name="P56">Bit :4, time Decrypted :0.06351566314697266, time Encrypted :0.011419057846069336, N = 401 , p = 3 , q = 2048</text:p>
      <text:p text:style-name="P56">Bit :8, time Decrypted :0.07672691345214844, time Encrypted :0.009742498397827148, N = 401 , p = 3 , q = 2048</text:p>
      <text:p text:style-name="P56">Bit :16, time Decrypted :0.10650205612182617, time Encrypted :0.009868383407592773, N = 401 , p = 3 , q = 2048</text:p>
      <text:p text:style-name="P56">Bit :32, time Decrypted :0.15098166465759277, time Encrypted :0.009796380996704102, N = 401 , p = 3 , q = 2048</text:p>
      <text:p text:style-name="P56">Bit :64, time Decrypted :0.2530484199523926, time Encrypted :0.009854316711425781, N = 401 , p = 3 , q = 2048</text:p>
      <text:p text:style-name="P56">Bit :128, time Decrypted :0.48316049575805664, time Encrypted :0.009739875793457031, N = 401 , p = 3 , q = 2048</text:p>
      <text:p text:style-name="P56">Bit :2, time Decrypted :0.07604002952575684, time Encrypted :0.01182866096496582, N = 439 , p = 3 , q = 2048</text:p>
      <text:p text:style-name="P56">Bit :4, time Decrypted :0.08151936531066895, time Encrypted :0.010556221008300781, N = 439 , p = 3 , q = 2048</text:p>
      <text:p text:style-name="P56">Bit :8, time Decrypted :0.07944226264953613, time Encrypted :0.010808706283569336, N = 439 , p = 3 , q = 2048</text:p>
      <text:p text:style-name="P56">Bit :16, time Decrypted :0.1081242561340332, time Encrypted :0.010784387588500977, N = 439 , p = 3 , q = 2048</text:p>
      <text:p text:style-name="P56">Bit :32, time Decrypted :0.16554880142211914, time Encrypted :0.010782003402709961, N = 439 , p = 3 , q = 2048</text:p>
      <text:p text:style-name="P56">Bit :64, time Decrypted :0.2702305316925049, time Encrypted :0.012605905532836914, N = 439 , p = 3 , q = 2048</text:p>
      <text:p text:style-name="P56">Bit :128, time Decrypted :0.5241246223449707, time Encrypted :0.010722160339355469, N = 439 , p = 3 , q = 2048</text:p>
      <text:p text:style-name="P56">Bit :2, time Decrypted :0.0874338150024414, time Encrypted :0.012037515640258789, N = 487 , p = 3 , q = 2048</text:p>
      <text:p text:style-name="P56">Bit :4, time Decrypted :0.08827757835388184, time Encrypted :0.01177525520324707, N = 487 , p = 3 , q = 2048</text:p>
      <text:p text:style-name="P56">Bit :8, time Decrypted :0.10055923461914062, time Encrypted :0.012096405029296875, N = 487 , p = 3 , q = 2048</text:p>
      <text:p text:style-name="P56">Bit :16, time Decrypted :0.13319110870361328, time Encrypted :0.01207280158996582, N = 487 , p = 3 , q = 2048</text:p>
      <text:p text:style-name="P56">Bit :32, time Decrypted :0.18740200996398926, time Encrypted :0.01261448860168457, N = 487 , p = 3 , q = 2048</text:p>
      <text:p text:style-name="P56">Bit :64, time Decrypted :0.3101310729980469, time Encrypted :0.013782978057861328, N = 487 , p = 3 , q = 2048</text:p>
      <text:p text:style-name="P56"><text:soft-page-break/>Bit :128, time Decrypted :0.588109016418457, time Encrypted :0.011766672134399414, N = 487 , p = 3 , q = 2048</text:p>
      <text:p text:style-name="P56">Bit :2, time Decrypted :0.12352299690246582, time Encrypted :0.014613866806030273, N = 593 , p = 3 , q = 2048</text:p>
      <text:p text:style-name="P56">Bit :4, time Decrypted :0.11756467819213867, time Encrypted :0.014357566833496094, N = 593 , p = 3 , q = 2048</text:p>
      <text:p text:style-name="P56">Bit :8, time Decrypted :0.1372830867767334, time Encrypted :0.014565229415893555, N = 593 , p = 3 , q = 2048</text:p>
      <text:p text:style-name="P56">Bit :16, time Decrypted :0.1711113452911377, time Encrypted :0.014617681503295898, N = 593 , p = 3 , q = 2048</text:p>
      <text:p text:style-name="P56">Bit :32, time Decrypted :0.2489936351776123, time Encrypted :0.014580965042114258, N = 593 , p = 3 , q = 2048</text:p>
      <text:p text:style-name="P56">Bit :64, time Decrypted :0.3822743892669678, time Encrypted :0.014626741409301758, N = 593 , p = 3 , q = 2048</text:p>
      <text:p text:style-name="P56">Bit :128, time Decrypted :0.7089545726776123, time Encrypted :0.0142974853515625, N = 593 , p = 3 , q = 2048</text:p>
      <text:p text:style-name="P56">Bit :2, time Decrypted :0.17432284355163574, time Encrypted :0.01888108253479004, N = 743 , p = 3 , q = 2048</text:p>
      <text:p text:style-name="P56">Bit :4, time Decrypted :0.1669323444366455, time Encrypted :0.01860642433166504, N = 743 , p = 3 , q = 2048</text:p>
      <text:p text:style-name="P56">Bit :8, time Decrypted :0.20306611061096191, time Encrypted :0.0182340145111084, N = 743 , p = 3 , q = 2048</text:p>
      <text:p text:style-name="P56">Bit :16, time Decrypted :0.24191856384277344, time Encrypted :0.018396854400634766, N = 743 , p = 3 , q = 2048</text:p>
      <text:p text:style-name="P56">Bit :32, time Decrypted :0.32900333404541016, time Encrypted :0.018166303634643555, N = 743 , p = 3 , q = 2048</text:p>
      <text:p text:style-name="P56">Bit :64, time Decrypted :0.4990406036376953, time Encrypted :0.018277406692504883, N = 743 , p = 3 , q = 2048</text:p>
      <text:p text:style-name="P56">Bit :128, time Decrypted :0.9005680084228516, time Encrypted :0.018357515335083008, N = 743 , p = 3 , q = 20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543in" fo:margin-right="0.168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0T11:27:55.491275667</meta:creation-date>
    <dc:date>2023-06-19T03:01:21.624872182</dc:date>
    <meta:editing-duration>PT9H59M51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798" meta:character-count="4583" meta:non-whitespace-character-count="3827"/>
  </office:meta>
</office:document-meta>
</file>